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66.62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8.19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1.7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5.8mm" fo:break-before="auto" style:use-optimal-row-height="false"/>
    </style:style>
    <style:style style:name="ro6" style:family="table-row">
      <style:table-row-properties style:row-height="22.74mm" fo:break-before="auto" style:use-optimal-row-height="false"/>
    </style:style>
    <style:style style:name="ro7" style:family="table-row">
      <style:table-row-properties style:row-height="9.51mm" fo:break-before="auto" style:use-optimal-row-height="true"/>
    </style:style>
    <style:style style:name="ro8" style:family="table-row">
      <style:table-row-properties style:row-height="18.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2.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ccffff" fo:border="0.06pt solid #000000"/>
    </style:style>
    <style:style style:name="ce3" style:family="table-cell" style:parent-style-name="Default">
      <style:table-cell-properties fo:background-color="#ffcc00" style:text-align-source="fix" style:repeat-content="false" fo:border="0.99pt groove #000000"/>
      <style:paragraph-properties fo:text-align="center" fo:margin-left="0mm"/>
    </style:style>
    <style:style style:name="ce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fo:border="0.06pt solid #000000"/>
    </style:style>
    <style:style style:name="ce8" style:family="table-cell" style:parent-style-name="Default">
      <style:table-cell-properties fo:background-color="#ffff66" fo:border="0.06pt solid #000000"/>
      <style:text-properties style:font-name="Arial" fo:font-size="11pt" style:font-size-asian="11pt" style:language-asian="hi" style:country-asian="IN" style:font-size-complex="6.80000019073486pt" style:language-complex="en" style:country-complex="US"/>
    </style:style>
    <style:style style:name="ce9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order-bottom="0.99pt dashed #000000" fo:background-color="#66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ffff66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ffff66" fo:border-left="0.06pt solid #000000" fo:border-right="none" fo:border-top="0.06pt solid #000000"/>
    </style:style>
    <style:style style:name="ce14" style:family="table-cell" style:parent-style-name="Default">
      <style:table-cell-properties fo:border-bottom="0.99pt double #000000" style:border-line-width-bottom="0.09mm 0.09mm 0.18mm" fo:background-color="#ffff66" fo:border-left="0.06pt solid #000000" fo:border-right="0.99pt double #000000" style:border-line-width-right="0.09mm 0.09mm 0.18mm" fo:border-top="0.99pt double #000000" style:border-line-width-top="0.09mm 0.09mm 0.18mm"/>
    </style:style>
    <style:style style:name="ce15" style:family="table-cell" style:parent-style-name="Default">
      <style:table-cell-properties fo:border-bottom="0.99pt double #000000" style:border-line-width-bottom="0.09mm 0.09mm 0.18mm" fo:background-color="#ffff66" fo:border-left="0.06pt solid #000000" fo:border-right="0.99pt double #000000" style:border-line-width-right="0.09mm 0.09mm 0.18mm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double #000000" style:border-line-width-bottom="0.09mm 0.09mm 0.18mm" fo:background-color="#ffff66" fo:border-left="0.06pt solid #000000" fo:border-right="0.99pt double #000000" style:border-line-width-right="0.09mm 0.09mm 0.18mm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99pt double #000000" style:border-line-width-bottom="0.09mm 0.09mm 0.18mm" fo:background-color="#ffff66" style:text-align-source="fix" style:repeat-content="false" fo:wrap-option="wrap" fo:border-left="0.06pt solid #000000" fo:border-right="0.99pt double #000000" style:border-line-width-right="0.09mm 0.09mm 0.18mm" fo:border-top="0.99pt double #000000" style:border-line-width-top="0.09mm 0.09mm 0.18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ffff66" fo:border-left="0.06pt solid #000000" fo:border-right="0.99pt double #000000" style:border-line-width-right="0.09mm 0.09mm 0.18mm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66ff00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ffff66" fo:border-left="none" fo:border-right="none" fo:border-top="0.06pt solid #000000"/>
    </style:style>
    <style:style style:name="ce22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23" style:family="table-cell" style:parent-style-name="Default">
      <style:table-cell-properties fo:background-color="#ffff66" fo:border="0.99pt double #000000" style:border-line-width="0.09mm 0.09mm 0.18mm"/>
    </style:style>
    <style:style style:name="ce24" style:family="table-cell" style:parent-style-name="Default">
      <style:table-cell-properties fo:background-color="#ffff66" fo:border="0.99pt double #000000" style:border-line-width="0.09mm 0.09mm 0.18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66" fo:border="0.99pt double #000000" style:border-line-width="0.09mm 0.09mm 0.18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99pt double #000000" style:border-line-width="0.09mm 0.09mm 0.18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ff66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ff66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30" style:family="table-cell" style:parent-style-name="Default">
      <style:table-cell-properties fo:border-bottom="0.99pt double #000000" style:border-line-width-bottom="0.09mm 0.09mm 0.18mm" fo:background-color="#ffff66" fo:border-left="0.99pt double #000000" style:border-line-width-left="0.09mm 0.09mm 0.18mm" fo:border-right="0.06pt solid #000000" fo:border-top="0.99pt double #000000" style:border-line-width-top="0.09mm 0.09mm 0.18mm"/>
    </style:style>
    <style:style style:name="ce31" style:family="table-cell" style:parent-style-name="Default">
      <style:table-cell-properties fo:border-bottom="0.99pt double #000000" style:border-line-width-bottom="0.09mm 0.09mm 0.18mm" fo:background-color="#ffff66" style:text-align-source="fix" style:repeat-content="false" fo:wrap-option="wrap" fo:border-left="0.99pt double #000000" style:border-line-width-left="0.09mm 0.09mm 0.18mm" fo:border-right="0.06pt solid #000000" fo:border-top="0.99pt double #000000" style:border-line-width-top="0.09mm 0.09mm 0.18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99pt double #000000" style:border-line-width-bottom="0.09mm 0.09mm 0.18mm" fo:background-color="#ffff66" fo:border-left="0.99pt double #000000" style:border-line-width-left="0.09mm 0.09mm 0.18mm" fo:border-right="0.06pt solid #000000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99pt double #000000" style:border-line-width-bottom="0.09mm 0.09mm 0.18mm" fo:background-color="#ffff66" fo:border-left="0.99pt double #000000" style:border-line-width-left="0.09mm 0.09mm 0.18mm" fo:border-right="0.06pt solid #000000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ffff66" fo:border-left="0.99pt double #000000" style:border-line-width-left="0.09mm 0.09mm 0.18mm" fo:border-right="0.06pt solid #000000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38" style:family="table-cell" style:parent-style-name="Default">
      <style:table-cell-properties fo:border-bottom="0.99pt double #000000" style:border-line-width-bottom="0.09mm 0.09mm 0.18mm" fo:background-color="#ccff00" fo:border-left="0.99pt double #000000" style:border-line-width-left="0.09mm 0.09mm 0.18mm" fo:border-right="0.06pt solid #000000" fo:border-top="0.99pt double #000000" style:border-line-width-top="0.09mm 0.09mm 0.18mm"/>
    </style:style>
    <style:style style:name="ce39" style:family="table-cell" style:parent-style-name="Default">
      <style:table-cell-properties fo:border-bottom="0.99pt double #000000" style:border-line-width-bottom="0.09mm 0.09mm 0.18mm" fo:background-color="#ccff00" style:text-align-source="fix" style:repeat-content="false" fo:wrap-option="wrap" fo:border-left="0.99pt double #000000" style:border-line-width-left="0.09mm 0.09mm 0.18mm" fo:border-right="0.06pt solid #000000" fo:border-top="0.99pt double #000000" style:border-line-width-top="0.09mm 0.09mm 0.18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99pt double #000000" style:border-line-width-bottom="0.09mm 0.09mm 0.18mm" fo:background-color="#ccff00" fo:border-left="0.99pt double #000000" style:border-line-width-left="0.09mm 0.09mm 0.18mm" fo:border-right="0.06pt solid #000000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99pt double #000000" style:border-line-width-bottom="0.09mm 0.09mm 0.18mm" fo:background-color="#ccff00" fo:border-left="0.99pt double #000000" style:border-line-width-left="0.09mm 0.09mm 0.18mm" fo:border-right="0.06pt solid #000000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99pt double #000000" style:border-line-width-bottom="0.09mm 0.09mm 0.18mm" fo:background-color="#ccff00" style:text-align-source="fix" style:repeat-content="false" fo:wrap-option="wrap" fo:border-left="0.99pt double #000000" style:border-line-width-left="0.09mm 0.09mm 0.18mm" fo:border-right="0.06pt solid #000000" fo:border-top="0.99pt double #000000" style:border-line-width-top="0.09mm 0.09mm 0.18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ccff00" fo:border-left="0.99pt double #000000" style:border-line-width-left="0.09mm 0.09mm 0.18mm" fo:border-right="0.06pt solid #000000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ccff00"/>
    </style:style>
    <style:style style:name="ce46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Arial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b2b2b2"/>
    </style:style>
    <style:style style:name="ce50" style:family="table-cell" style:parent-style-name="Default">
      <style:table-cell-properties fo:background-color="#ccff00"/>
      <style:text-properties style:font-name="Arial" fo:font-size="10.5pt" style:font-size-asian="10.5pt" style:language-asian="hi" style:country-asian="IN" style:font-size-complex="10.5pt" style:language-complex="en" style:country-complex="US"/>
    </style:style>
    <style:style style:name="ce51" style:family="table-cell" style:parent-style-name="Default">
      <style:table-cell-properties fo:background-color="#ccff00"/>
      <style:text-properties style:font-name="Arial" fo:font-size="11pt" style:font-name-asian="Arial1" style:font-size-asian="11pt" style:language-asian="hi" style:country-asian="IN" style:font-name-complex="Tahoma" style:font-size-complex="6.80000019073486pt" style:language-complex="en" style:country-complex="US"/>
    </style:style>
    <style:style style:name="ce52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1pt" style:letter-kerning="true" fo:country="FR" style:country-asian="IN" style:font-name-asian="Arial" style:font-size-asian="11pt"/>
    </style:style>
    <style:style style:name="T2" style:family="text">
      <style:text-properties fo:country="FR" style:letter-kerning="true" style:country-asian="IN" style:font-name-asian="Arial" style:font-size-asian="11pt"/>
    </style:style>
    <style:style style:name="T3" style:family="text">
      <style:text-properties style:font-name="Arial" fo:font-size="10.5pt" style:letter-kerning="true" fo:country="FR" style:country-asian="IN" style:font-name-asian="Arial" style:font-size-asian="10.5pt" style:font-size-complex="10.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4"/>
        <table:table-column table:style-name="co4" table:default-cell-style-name="ce23"/>
        <table:table-column table:style-name="co5" table:default-cell-style-name="ce25"/>
        <table:table-column table:style-name="co6" table:default-cell-style-name="ce30"/>
        <table:table-column table:style-name="co7" table:default-cell-style-name="ce38"/>
        <table:table-column table:style-name="co8" table:default-cell-style-name="ce45"/>
        <table:table-column table:style-name="co9" table:number-columns-repeated="2" table:default-cell-style-name="ce45"/>
        <table:table-column table:style-name="co10" table:default-cell-style-name="Default"/>
        <table:table-row table:style-name="ro1">
          <table:table-cell table:style-name="ce1" office:value-type="string" calcext:value-type="string">
            <text:p>Data journal</text:p>
          </table:table-cell>
          <table:table-cell table:style-name="ce3" office:value-type="string" calcext:value-type="string">
            <text:p>Solar Energy</text:p>
          </table:table-cell>
          <table:table-cell table:style-name="ce11" office:value-type="string" calcext:value-type="string" table:number-columns-spanned="5" table:number-rows-spanned="1">
            <text:p>Data in Bref</text:p>
          </table:table-cell>
          <table:covered-table-cell table:number-columns-repeated="3" table:style-name="ce20"/>
          <table:covered-table-cell table:style-name="ce35"/>
          <table:table-cell table:style-name="ce44" office:value-type="string" calcext:value-type="string" table:number-columns-spanned="3" table:number-rows-spanned="1">
            <text:p>Weather and Climate Extremes</text:p>
          </table:table-cell>
          <table:covered-table-cell table:number-columns-repeated="2" table:style-name="Default"/>
          <table:table-cell table:style-name="ce1"/>
        </table:table-row>
        <table:table-row table:style-name="ro2">
          <table:table-cell table:style-name="ce1" office:value-type="string" calcext:value-type="string">
            <text:p>Thème</text:p>
          </table:table-cell>
          <table:table-cell table:style-name="ce4" office:value-type="string" calcext:value-type="string" table:number-columns-spanned="5" table:number-rows-spanned="1">
            <text:p>Solaire</text:p>
          </table:table-cell>
          <table:covered-table-cell table:style-name="ce12"/>
          <table:covered-table-cell table:number-columns-repeated="2" table:style-name="ce21"/>
          <table:covered-table-cell table:style-name="ce28"/>
          <table:table-cell table:style-name="ce36" office:value-type="string" calcext:value-type="string" table:number-columns-spanned="4" table:number-rows-spanned="1">
            <text:p/>
            <text:p>Températures</text:p>
          </table:table-cell>
          <table:covered-table-cell table:number-columns-repeated="3" table:style-name="Default"/>
          <table:table-cell table:style-name="ce1"/>
        </table:table-row>
        <table:table-row table:style-name="ro1">
          <table:table-cell office:value-type="string" calcext:value-type="string">
            <text:p>Fréquence</text:p>
          </table:table-cell>
          <table:table-cell table:style-name="ce4" table:number-columns-spanned="5" table:number-rows-spanned="1"/>
          <table:covered-table-cell table:style-name="ce4"/>
          <table:covered-table-cell table:number-columns-repeated="3" table:style-name="Default"/>
          <table:table-cell table:style-name="ce4" table:number-columns-spanned="5" table:number-rows-spanned="1"/>
          <table:covered-table-cell table:number-columns-repeated="3" table:style-name="Default"/>
          <table:covered-table-cell table:style-name="ce36"/>
          <table:table-cell table:style-name="ce36" table:number-columns-spanned="4" table:number-rows-spanned="1"/>
          <table:covered-table-cell table:number-columns-repeated="3" table:style-name="Default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oints forts</text:p>
          </table:table-cell>
          <table:table-cell table:style-name="ce13"/>
          <table:table-cell table:style-name="ce22" table:number-columns-repeated="2"/>
          <table:table-cell table:style-name="ce29"/>
          <table:table-cell table:style-name="ce37"/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ésumé graphique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es abréviations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nnexe A . Matériel <text:span text:style-name="T1">complémentaire</text:span></text:p>
          </table:table-cell>
          <table:table-cell table:number-columns-repeated="2"/>
          <table:table-cell table:style-name="ce23"/>
          <table:table-cell table:number-columns-repeated="2"/>
          <table:table-cell table:style-name="ce46"/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ésultats et discussion</text:p>
          </table:table-cell>
          <table:table-cell table:number-columns-repeated="2"/>
          <table:table-cell office:value-type="string" calcext:value-type="string">
            <text:p>Résultats</text:p>
          </table:table-cell>
          <table:table-cell table:number-columns-repeated="2"/>
          <table:table-cell table:style-name="ce47" office:value-type="string" calcext:value-type="string">
            <text:p>Résultats</text:p>
          </table:table-cell>
          <table:table-cell table:style-name="ce47" office:value-type="string" calcext:value-type="string">
            <text:p>résultats et discussion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7"/>
          <table:table-cell table:number-columns-repeated="2"/>
          <table:table-cell office:value-type="string" calcext:value-type="string">
            <text:p>Discussions et résumé</text:p>
          </table:table-cell>
          <table:table-cell table:number-columns-repeated="2"/>
          <table:table-cell table:style-name="ce47" office:value-type="string" calcext:value-type="string">
            <text:p>Discussion</text:p>
          </table:table-cell>
          <table:table-cell table:style-name="ce47" office:value-type="string" calcext:value-type="string">
            <text:p>résultats et discussion</text:p>
          </table:table-cell>
          <table:table-cell table:style-name="ce52" office:value-type="string" calcext:value-type="string">
            <text:p><text:span text:style-name="T3"> </text:span>Défis scientifiques Relever les défis scientifiques à différentes échelles de temps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onclusions</text:p>
          </table:table-cell>
          <table:table-cell table:number-columns-repeated="5"/>
          <table:table-cell table:number-columns-repeated="2" table:style-name="ce47" office:value-type="string" calcext:value-type="string">
            <text:p>Conclusions</text:p>
          </table:table-cell>
          <table:table-cell table:style-name="ce48" office:value-type="string" calcext:value-type="string">
            <text:p>Conclusion et perspectives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7"/>
          <table:table-cell table:style-name="ce15" office:value-type="string" calcext:value-type="string">
            <text:p>Conflit d'intérêt</text:p>
          </table:table-cell>
          <table:table-cell table:style-name="ce24" office:value-type="string" calcext:value-type="string">
            <text:p>Document de transparence</text:p>
          </table:table-cell>
          <table:table-cell table:style-name="ce23"/>
          <table:table-cell table:style-name="ce31" office:value-type="string" calcext:value-type="string">
            <text:p>Document de transparence </text:p>
          </table:table-cell>
          <table:table-cell table:style-name="ce39" office:value-type="string" calcext:value-type="string">
            <text:p>Document de transparence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ts clés</text:p>
          </table:table-cell>
          <table:table-cell table:style-name="ce15" office:value-type="string" calcext:value-type="string">
            <text:p>Mots clés</text:p>
          </table:table-cell>
          <table:table-cell table:number-columns-repeated="2" table:style-name="ce24" office:value-type="string" calcext:value-type="string">
            <text:p>Mots clés</text:p>
          </table:table-cell>
          <table:table-cell table:number-columns-repeated="2"/>
          <table:table-cell table:style-name="ce46" office:value-type="string" calcext:value-type="string">
            <text:p>Mots clés</text:p>
          </table:table-cell>
          <table:table-cell table:style-name="ce50" office:value-type="string" calcext:value-type="string">
            <text:p>Mots clés</text:p>
          </table:table-cell>
          <table:table-cell table:number-columns-repeated="2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/>introduction</text:p>
          </table:table-cell>
          <table:table-cell/>
          <table:table-cell table:style-name="ce25" office:value-type="string" calcext:value-type="string">
            <text:p><text:s/>introduction</text:p>
          </table:table-cell>
          <table:table-cell office:value-type="string" calcext:value-type="string">
            <text:p>introduction</text:p>
          </table:table-cell>
          <table:table-cell table:number-columns-repeated="2"/>
          <table:table-cell table:number-columns-repeated="3" table:style-name="ce47" office:value-type="string" calcext:value-type="string">
            <text:p>introduction</text:p>
          </table:table-cell>
          <table:table-cell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6"/>
          <table:table-cell table:style-name="ce16" office:value-type="string" calcext:value-type="string">
            <text:p>Les données</text:p>
          </table:table-cell>
          <table:table-cell table:style-name="ce25" office:value-type="string" calcext:value-type="string">
            <text:p>Les données</text:p>
          </table:table-cell>
          <table:table-cell office:value-type="string" calcext:value-type="string">
            <text:p>Les données</text:p>
          </table:table-cell>
          <table:table-cell table:style-name="ce32" office:value-type="string" calcext:value-type="string">
            <text:p>Les données</text:p>
          </table:table-cell>
          <table:table-cell table:style-name="ce40" office:value-type="string" calcext:value-type="string">
            <text:p>Les données</text:p>
          </table:table-cell>
          <table:table-cell table:number-columns-repeated="2"/>
          <table:table-cell table:style-name="ce46" office:value-type="string" calcext:value-type="string">
            <text:p>Données de recherche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emerciements</text:p>
          </table:table-cell>
          <table:table-cell table:style-name="ce15" office:value-type="string" calcext:value-type="string">
            <text:p>Remerciements</text:p>
          </table:table-cell>
          <table:table-cell table:number-columns-repeated="2" table:style-name="ce24" office:value-type="string" calcext:value-type="string">
            <text:p>Remerciements</text:p>
          </table:table-cell>
          <table:table-cell/>
          <table:table-cell table:style-name="ce41" office:value-type="string" calcext:value-type="string">
            <text:p>Remerciements</text:p>
          </table:table-cell>
          <table:table-cell table:style-name="ce46" office:value-type="string" calcext:value-type="string">
            <text:p>Remerciements</text:p>
          </table:table-cell>
          <table:table-cell/>
          <table:table-cell table:style-name="ce46" office:value-type="string" calcext:value-type="string">
            <text:p>Remerciements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Abstrait</text:p>
          </table:table-cell>
          <table:table-cell table:style-name="ce15" office:value-type="string" calcext:value-type="string">
            <text:p>Abstrait</text:p>
          </table:table-cell>
          <table:table-cell table:number-columns-repeated="2" table:style-name="ce24" office:value-type="string" calcext:value-type="string">
            <text:p>Abstrait</text:p>
          </table:table-cell>
          <table:table-cell table:style-name="ce33" office:value-type="string" calcext:value-type="string">
            <text:p>Abstrait</text:p>
          </table:table-cell>
          <table:table-cell/>
          <table:table-cell table:number-columns-repeated="3" table:style-name="ce46" office:value-type="string" calcext:value-type="string">
            <text:p>Abstrait</text:p>
          </table:table-cell>
          <table:table-cell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Méthodes de collecte et d'analyse de données</text:p>
          </table:table-cell>
          <table:table-cell table:style-name="ce17" office:value-type="string" calcext:value-type="string">
            <text:p><text:s/>Conception expérimentale, matériaux et méthodes</text:p>
          </table:table-cell>
          <table:table-cell table:style-name="ce26" office:value-type="string" calcext:value-type="string">
            <text:p>Conception expérimentale, matériel et méthodes</text:p>
          </table:table-cell>
          <table:table-cell office:value-type="string" calcext:value-type="string">
            <text:p>Modèle numérique</text:p>
          </table:table-cell>
          <table:table-cell table:style-name="ce31" office:value-type="string" calcext:value-type="string">
            <text:p>Conception expérimentale, matériaux et méthodes</text:p>
          </table:table-cell>
          <table:table-cell table:style-name="ce42" office:value-type="string" calcext:value-type="string">
            <text:p>Conception expérimentale, matériaux et méthodes</text:p>
          </table:table-cell>
          <table:table-cell table:style-name="ce48" office:value-type="string" calcext:value-type="string">
            <text:p>matériaux et méthodes</text:p>
          </table:table-cell>
          <table:table-cell table:style-name="ce51" office:value-type="string" calcext:value-type="string">
            <text:p><text:span text:style-name="T2">Méthodologie</text:span>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éférences</text:p>
          </table:table-cell>
          <table:table-cell table:style-name="ce18" office:value-type="string" calcext:value-type="string">
            <text:p>Références</text:p>
          </table:table-cell>
          <table:table-cell table:number-columns-repeated="2" table:style-name="ce27" office:value-type="string" calcext:value-type="string">
            <text:p>Références</text:p>
          </table:table-cell>
          <table:table-cell table:style-name="ce34" office:value-type="string" calcext:value-type="string">
            <text:p>Références</text:p>
          </table:table-cell>
          <table:table-cell table:style-name="ce43" office:value-type="string" calcext:value-type="string">
            <text:p>Références</text:p>
          </table:table-cell>
          <table:table-cell table:number-columns-repeated="3" table:style-name="ce46" office:value-type="string" calcext:value-type="string">
            <text:p>Références</text:p>
          </table:table-cell>
          <table:table-cell/>
        </table:table-row>
        <table:table-row table:style-name="ro1">
          <table:table-cell table:style-name="Default"/>
          <table:table-cell table:style-name="ce10"/>
          <table:table-cell table:style-name="ce19" table:number-columns-spanned="5" table:number-rows-spanned="1"/>
          <table:covered-table-cell table:number-columns-repeated="4" table:style-name="ce19"/>
          <table:table-cell table:style-name="ce49" table:number-columns-spanned="3" table:number-rows-spanned="1"/>
          <table:covered-table-cell table:number-columns-repeated="2" table:style-name="Default"/>
          <table:table-cell/>
        </table:table-row>
      </table:table>
      <table:named-expressions/>
      <table:database-ranges>
        <table:database-range table:name="__Anonymous_Sheet_DB__0" table:target-range-address="Feuille1.A4:Feuille1.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27:55.312000000</meta:creation-date>
    <dc:date>2019-10-12T20:47:28.863000000</dc:date>
    <meta:editing-duration>PT1H56M16S</meta:editing-duration>
    <meta:editing-cycles>2</meta:editing-cycles>
    <meta:generator>LibreOffice/5.1.6.2$Windows_x86 LibreOffice_project/07ac168c60a517dba0f0d7bc7540f5afa45f0909</meta:generator>
    <meta:document-statistic meta:table-count="1" meta:cell-count="93" meta:object-count="0"/>
  </office:meta>
</office:document-meta>
</file>